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1E000003AF4D14369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fo:min-height="1.4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xml:id="id10" draw:id="id10" draw:layer="layout" svg:width="2.7cm" svg:height="0.7cm" svg:x="28.7cm" svg:y="3.8cm">
          <text:p text:style-name="P1">Reconcile</text:p>
        </draw:rect>
        <draw:rect draw:style-name="gr1" draw:text-style-name="P1" xml:id="id8" draw:id="id8" draw:layer="layout" svg:width="2.7cm" svg:height="0.7cm" svg:x="28.6cm" svg:y="5.3cm">
          <text:p text:style-name="P1">syncNebulaCluster</text:p>
        </draw:rect>
        <draw:rect draw:style-name="gr1" draw:text-style-name="P1" xml:id="id3" draw:id="id3" draw:layer="layout" svg:width="2.7cm" svg:height="0.7cm" svg:x="14cm" svg:y="5.8cm">
          <text:p text:style-name="P1">NewDefaultNebulaClusterControl</text:p>
        </draw:rect>
        <draw:rect draw:style-name="gr1" draw:text-style-name="P1" xml:id="id4" draw:id="id4" draw:layer="layout" svg:width="2.7cm" svg:height="0.7cm" svg:x="5.8cm" svg:y="5.9cm">
          <text:p text:style-name="P1">kube.NewClientSet</text:p>
        </draw:rect>
        <draw:rect draw:style-name="gr1" draw:text-style-name="P1" xml:id="id1" draw:id="id1" draw:layer="layout" svg:width="2.7cm" svg:height="0.7cm" svg:x="13.9cm" svg:y="2.1cm">
          <text:p text:style-name="P1">main</text:p>
        </draw:rect>
        <draw:rect draw:style-name="gr1" draw:text-style-name="P1" xml:id="id2" draw:id="id2" draw:layer="layout" svg:width="2.7cm" svg:height="0.7cm" svg:x="13.8cm" svg:y="3.7cm">
          <text:p text:style-name="P1">NewClusterReconciler</text:p>
        </draw:rect>
        <draw:rect draw:style-name="gr1" draw:text-style-name="P1" xml:id="id7" draw:id="id7" draw:layer="layout" svg:width="2.7cm" svg:height="0.7cm" svg:x="29.8cm" svg:y="10.6cm">
          <text:p text:style-name="P1">(c *nebulaClusterClient) UpdateNebulaCluster</text:p>
        </draw:rect>
        <draw:rect draw:style-name="gr1" draw:text-style-name="P1" xml:id="id12" draw:id="id12" draw:layer="layout" svg:width="2.7cm" svg:height="0.7cm" svg:x="29.8cm" svg:y="15.2cm">
          <text:p text:style-name="P1">(c *client) Update</text:p>
        </draw:rect>
        <draw:rect draw:style-name="gr1" draw:text-style-name="P1" draw:layer="layout" svg:width="2.7cm" svg:height="0.7cm" svg:x="27.8cm" svg:y="23.1cm">
          <text:p/>
        </draw:rect>
        <draw:rect draw:style-name="gr1" draw:text-style-name="P1" draw:layer="layout" svg:width="2.7cm" svg:height="0.7cm" svg:x="27.8cm" svg:y="24.3cm">
          <text:p/>
        </draw:rect>
        <draw:rect draw:style-name="gr1" draw:text-style-name="P1" xml:id="id11" draw:id="id11" draw:layer="layout" svg:width="2.7cm" svg:height="0.7cm" svg:x="29.6cm" svg:y="12.6cm">
          <text:p text:style-name="P1">c.cli.Update</text:p>
        </draw:rect>
        <draw:rect draw:style-name="gr1" draw:text-style-name="P1" draw:layer="layout" svg:width="2.7cm" svg:height="0.7cm" svg:x="31.6cm" svg:y="21.8cm">
          <text:p/>
        </draw:rect>
        <draw:rect draw:style-name="gr1" draw:text-style-name="P1" draw:layer="layout" svg:width="2.7cm" svg:height="0.7cm" svg:x="31.6cm" svg:y="23.1cm">
          <text:p/>
        </draw:rect>
        <draw:rect draw:style-name="gr1" draw:text-style-name="P1" draw:layer="layout" svg:width="2.7cm" svg:height="0.7cm" svg:x="31.6cm" svg:y="24.3cm">
          <text:p/>
        </draw:rect>
        <draw:rect draw:style-name="gr1" draw:text-style-name="P1" xml:id="id5" draw:id="id5" draw:layer="layout" svg:width="2.7cm" svg:height="0.7cm" svg:x="5.38cm" svg:y="7.6cm">
          <text:p text:style-name="P1">NewNebulaCluster</text:p>
        </draw:rect>
        <draw:rect draw:style-name="gr1" draw:text-style-name="P1" xml:id="id6" draw:id="id6" draw:layer="layout" svg:width="2.7cm" svg:height="0.7cm" svg:x="5.1cm" svg:y="9.8cm">
          <text:p text:style-name="P1">&amp;nebulaClusterClient{cli: cli}</text:p>
        </draw:rect>
        <draw:rect draw:style-name="gr1" draw:text-style-name="P1" xml:id="id9" draw:id="id9" draw:layer="layout" svg:width="2.7cm" svg:height="0.7cm" svg:x="29.1cm" svg:y="8.1cm">
          <text:p text:style-name="P1">r.Control.UpdateNebulaCluster(nc)</text:p>
        </draw:rect>
        <draw:rect draw:style-name="gr1" draw:text-style-name="P1" draw:layer="layout" svg:width="2.7cm" svg:height="0.7cm" svg:x="24.1cm" svg:y="24.3cm">
          <text:p/>
        </draw:rect>
        <draw:connector draw:style-name="gr2" draw:text-style-name="P1" draw:layer="layout" draw:type="line" svg:x1="15.25cm" svg:y1="2.8cm" svg:x2="15.15cm" svg:y2="3.7cm" draw:start-shape="id1" draw:start-glue-point="2" draw:end-shape="id2" draw:end-glue-point="0" svg:d="M15250 2800l-100 900">
          <text:p/>
        </draw:connector>
        <draw:connector draw:style-name="gr2" draw:text-style-name="P1" draw:layer="layout" draw:type="line" svg:x1="15.15cm" svg:y1="4.4cm" svg:x2="15.35cm" svg:y2="5.8cm" draw:start-shape="id2" draw:start-glue-point="2" draw:end-shape="id3" draw:end-glue-point="0" svg:d="M15150 4400l200 1400">
          <text:p/>
        </draw:connector>
        <draw:connector draw:style-name="gr2" draw:text-style-name="P1" draw:layer="layout" draw:type="line" svg:x1="7.15cm" svg:y1="6.6cm" svg:x2="6.73cm" svg:y2="7.6cm" draw:start-shape="id4" draw:start-glue-point="2" draw:end-shape="id5" draw:end-glue-point="0" svg:d="M7150 6600l-420 1000">
          <text:p/>
        </draw:connector>
        <draw:connector draw:style-name="gr2" draw:text-style-name="P1" draw:layer="layout" draw:type="line" svg:x1="15.15cm" svg:y1="4.4cm" svg:x2="7.15cm" svg:y2="5.9cm" draw:start-shape="id2" draw:start-glue-point="2" draw:end-shape="id4" draw:end-glue-point="0" svg:d="M15150 4400l-8000 1500">
          <text:p/>
        </draw:connector>
        <draw:connector draw:style-name="gr2" draw:text-style-name="P1" draw:layer="layout" draw:type="line" svg:x1="6.73cm" svg:y1="8.3cm" svg:x2="6.45cm" svg:y2="9.8cm" draw:start-shape="id5" draw:start-glue-point="2" draw:end-shape="id6" draw:end-glue-point="0" svg:d="M6730 8300l-280 1500">
          <text:p/>
        </draw:connector>
        <draw:connector draw:style-name="gr3" draw:text-style-name="P1" draw:layer="layout" draw:type="line" svg:x1="7.8cm" svg:y1="10.15cm" svg:x2="29.8cm" svg:y2="10.95cm" draw:start-shape="id6" draw:start-glue-point="1" draw:end-shape="id7" svg:d="M7800 10150l22000 800">
          <text:p/>
        </draw:connector>
        <draw:connector draw:style-name="gr2" draw:text-style-name="P1" draw:layer="layout" draw:type="line" svg:x1="29.95cm" svg:y1="6cm" svg:x2="30.45cm" svg:y2="8.1cm" draw:start-shape="id8" draw:end-shape="id9" draw:end-glue-point="0" svg:d="M29950 6000l500 2100">
          <text:p/>
        </draw:connector>
        <draw:connector draw:style-name="gr2" draw:text-style-name="P1" draw:layer="layout" draw:type="line" svg:x1="30.05cm" svg:y1="4.5cm" svg:x2="29.95cm" svg:y2="5.3cm" draw:start-shape="id10" draw:start-glue-point="2" draw:end-shape="id8" draw:end-glue-point="0" svg:d="M30050 4500l-100 800">
          <text:p/>
        </draw:connector>
        <draw:connector draw:style-name="gr2" draw:text-style-name="P1" draw:layer="layout" draw:type="line" svg:x1="30.45cm" svg:y1="8.8cm" svg:x2="31.15cm" svg:y2="10.6cm" draw:start-shape="id9" draw:start-glue-point="2" draw:end-shape="id7" draw:end-glue-point="0" svg:d="M30450 8800l700 1800">
          <text:p/>
        </draw:connector>
        <draw:connector draw:style-name="gr2" draw:text-style-name="P1" draw:layer="layout" draw:type="line" svg:x1="31.15cm" svg:y1="11.3cm" svg:x2="30.95cm" svg:y2="12.6cm" draw:start-shape="id7" draw:start-glue-point="2" draw:end-shape="id11" draw:end-glue-point="0" svg:d="M31150 11300l-200 1300">
          <text:p/>
        </draw:connector>
        <draw:connector draw:style-name="gr2" draw:text-style-name="P1" draw:layer="layout" draw:type="line" svg:x1="30.95cm" svg:y1="13.3cm" svg:x2="31.15cm" svg:y2="15.2cm" draw:start-shape="id11" draw:start-glue-point="2" draw:end-shape="id12" draw:end-glue-point="0" svg:d="M30950 13300l200 1900">
          <text:p/>
        </draw:connector>
        <draw:frame draw:style-name="gr4" draw:layer="layout" svg:width="9.621cm" svg:height="0.964cm" svg:x="10.591cm" svg:y="1.158cm">
          <draw:text-box>
            <text:p>cmd\controller-manager\main.go</text:p>
          </draw:text-box>
        </draw:frame>
        <draw:frame draw:style-name="gr5" draw:layer="layout" svg:width="9.265cm" svg:height="1.676cm" svg:x="9.769cm" svg:y="17.191cm">
          <draw:text-box>
            <text:p>apiVersion: extensions/v1beta1</text:p>
            <text:p>kind: Deployment</text:p>
          </draw:text-box>
        </draw:frame>
        <draw:frame draw:style-name="gr6" xml:id="id13" draw:id="id13" draw:layer="layout" svg:width="0.997cm" svg:height="0.963cm" svg:x="14.6cm" svg:y="14.8cm">
          <draw:text-box>
            <text:p>G</text:p>
          </draw:text-box>
        </draw:frame>
        <draw:frame draw:style-name="gr6" xml:id="id14" draw:id="id14" draw:layer="layout" svg:width="0.925cm" svg:height="0.963cm" svg:x="17.8cm" svg:y="14.6cm">
          <draw:text-box>
            <text:p>V</text:p>
          </draw:text-box>
        </draw:frame>
        <draw:frame draw:style-name="gr6" xml:id="id15" draw:id="id15" draw:layer="layout" svg:width="0.925cm" svg:height="0.963cm" svg:x="12.7cm" svg:y="20.4cm">
          <draw:text-box>
            <text:p>K</text:p>
          </draw:text-box>
        </draw:frame>
        <draw:connector draw:style-name="gr2" draw:text-style-name="P1" draw:layer="layout" draw:type="line" svg:x1="15.098cm" svg:y1="15.763cm" svg:x2="15.082cm" svg:y2="17.009cm" draw:start-shape="id13" draw:start-glue-point="2" svg:d="M15098 15763l-16 1246">
          <text:p/>
        </draw:connector>
        <draw:connector draw:style-name="gr2" draw:text-style-name="P1" draw:layer="layout" draw:type="line" svg:x1="18.262cm" svg:y1="15.563cm" svg:x2="18.219cm" svg:y2="16.933cm" draw:start-shape="id14" draw:start-glue-point="2" svg:d="M18262 15563l-43 1370">
          <text:p/>
        </draw:connector>
        <draw:connector draw:style-name="gr2" draw:text-style-name="P1" draw:layer="layout" draw:type="line" svg:x1="13.162cm" svg:y1="20.4cm" svg:x2="13.154cm" svg:y2="19.125cm" draw:start-shape="id15" draw:start-glue-point="0" svg:d="M13162 20400l-8-1275">
          <text:p/>
        </draw:connector>
        <draw:frame draw:style-name="gr7" draw:text-style-name="P1" draw:layer="layout" svg:width="27.886cm" svg:height="24.949cm" svg:x="3.458cm" svg:y="26.133cm">
          <draw:image xlink:href="Pictures/100000000000041E000003AF4D14369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2-17T17:52:59.59</meta:creation-date>
    <dc:date>2021-12-19T16:30:02.16</dc:date>
    <meta:editing-duration>P1DT22H36M56S</meta:editing-duration>
    <meta:editing-cycles>11</meta:editing-cycles>
    <meta:generator>OpenOffice/4.1.5$Win32 OpenOffice.org_project/415m1$Build-9789</meta:generator>
    <meta:document-statistic meta:object-count="38"/>
  </office:meta>
</office:document-meta>
</file>